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MQTT-SN Deneyi Raporu</text:p>
      <text:p text:style-name="Standard">1. Deneyin Amacı</text:p>
      <text:p text:style-name="Standard"/>
      <text:p text:style-name="Standard">Bu deneyin amacı, IoT-LAB A8-M3 düğümleri üzerinde RIOT OS kullanarak bir MQTT-SN istemcisi, bir broker ve bir border router yapısı kurmak; ardından istemcinin broker’a bağlanmasını ve MQTT-SN üzerinden veri alışverişi yapmasını sağlamaktır.</text:p>
      <text:p text:style-name="Standard"/>
      <text:p text:style-name="Standard">Bu kapsamda hem RIOT tabanlı istemci uygulaması hem de broker tarafı test edilmiş, seri bağlantı, IPv6 yapılandırması, border router davranışı ve broker erişimi adım adım incelenmiştir.</text:p>
      <text:p text:style-name="Standard"/>
      <text:p text:style-name="Standard">2. Deney Bilgileri</text:p>
      <text:p text:style-name="Standard"/>
      <text:p text:style-name="Standard">Deneye ait temel bilgiler şu şekildedir:</text:p>
      <text:p text:style-name="Standard"/>
      <text:p text:style-name="Standard">Deney adı: mqtt_sn_riot</text:p>
      <text:p text:style-name="Standard">Deney süresi: 90 dakika</text:p>
      <text:p text:style-name="Standard">Kullanılan node’lar:</text:p>
      <text:p text:style-name="Standard">a8-100.saclay.iot-lab.info</text:p>
      <text:p text:style-name="Standard">a8-101.saclay.iot-lab.info</text:p>
      <text:p text:style-name="Standard">a8-102.saclay.iot-lab.info</text:p>
      <text:p text:style-name="Standard"/>
      <text:p text:style-name="Standard">Deney sırasında roller son durumda şu şekilde değerlendirilmiştir:</text:p>
      <text:p text:style-name="Standard"/>
      <text:p text:style-name="Standard">Broker node: a8-101</text:p>
      <text:p text:style-name="Standard">Client node: a8-102</text:p>
      <text:p text:style-name="Standard">Border router node: a8-100</text:p>
      <text:p text:style-name="Standard"/>
      <text:p text:style-name="Standard">Başlangıçta node rolleri zaman zaman karıştığı için test akışında bazı hatalı yorumlar oluşmuştur. Ancak son durumda deneyin doğru mantığı bu üçlü yapı üzerinden netleşmiştir.</text:p>
      <text:p text:style-name="Standard"/>
      <text:p text:style-name="Standard">3. Kullanılan Bileşenler</text:p>
      <text:p text:style-name="Standard"/>
      <text:p text:style-name="Standard">Deneyde üç temel bileşen yer almıştır:</text:p>
      <text:p text:style-name="Standard"/>
      <text:p text:style-name="Standard">3.1 Broker</text:p>
      <text:p text:style-name="Standard"/>
      <text:p text:style-name="Standard">Broker tarafında RSMB (broker_mqtts) kullanılmıştır. Bu broker hem MQTT hem de MQTT-SN desteği sunmaktadır.</text:p>
      <text:p text:style-name="Standard"/>
      <text:p text:style-name="Standard">Kullanılan broker yapılandırması:</text:p>
      <text:p text:style-name="Standard"/>
      <text:p text:style-name="Standard">trace_output protocol</text:p>
      <text:p text:style-name="Standard"/>
      <text:p text:style-name="Standard">listener 1885 INADDR_ANY mqtts</text:p>
      <text:p text:style-name="Standard"><text:s text:c="2"/>ipv6 true</text:p>
      <text:p text:style-name="Standard"/>
      <text:p text:style-name="Standard">listener 1886 INADDR_ANY</text:p>
      <text:p text:style-name="Standard"><text:s text:c="2"/>ipv6 true</text:p>
      <text:p text:style-name="Standard"/>
      <text:p text:style-name="Standard">Bu yapılandırmada:</text:p>
      <text:p text:style-name="Standard"/>
      <text:p text:style-name="Standard"><text:soft-page-break/>1885 portu MQTT-SN için kullanılmıştır</text:p>
      <text:p text:style-name="Standard">1886 portu normal MQTT için kullanılmıştır</text:p>
      <text:p text:style-name="Standard">ipv6 true ile IPv6 desteği etkinleştirilmiştir</text:p>
      <text:p text:style-name="Standard"/>
      <text:p text:style-name="Standard">Burada dikkat edilmesi gereken nokta, mqtts ifadesinin bu bağlamda TLS’li MQTT değil, MQTT-SN listener anlamında kullanılmasıdır.</text:p>
      <text:p text:style-name="Standard"/>
      <text:p text:style-name="Standard">3.2 Client</text:p>
      <text:p text:style-name="Standard"/>
      <text:p text:style-name="Standard">Client tarafında RIOT’un emcute_mqttsn örneği kullanılmıştır. Bu uygulama M3 üzerine flashlanmış ve seri port üzerinden RIOT shell’e erişim sağlanmıştır.</text:p>
      <text:p text:style-name="Standard"/>
      <text:p text:style-name="Standard">Seri erişim komutu:</text:p>
      <text:p text:style-name="Standard"/>
      <text:p text:style-name="Standard">miniterm.py /dev/ttyA8_M3 500000 -e</text:p>
      <text:p text:style-name="Standard"/>
      <text:p text:style-name="Standard">Bu komuttan sonra &gt; prompt’unun görünmesi, RIOT shell’in başarıyla açıldığını göstermiştir.</text:p>
      <text:p text:style-name="Standard"/>
      <text:p text:style-name="Standard">3.3 Border Router</text:p>
      <text:p text:style-name="Standard"/>
      <text:p text:style-name="Standard">Border router tarafında RIOT’un gnrc_border_router örneği kullanılmıştır. Bu node’un görevi 802.15.4 / 6LoWPAN ağı ile IPv6 ağı arasında yönlendirme yapmaktır.</text:p>
      <text:p text:style-name="Standard"/>
      <text:p text:style-name="Standard">Burada kritik nokta şudur:</text:p>
      <text:p text:style-name="Standard"/>
      <text:p text:style-name="Standard">Border router node’da normal client shell beklenmez</text:p>
      <text:p text:style-name="Standard">Bu node üzerinde esas olarak start_network.sh benzeri ağ başlatma süreçlerinin çalışması gerekir</text:p>
      <text:p text:style-name="Standard"/>
      <text:p text:style-name="Standard">Dolayısıyla border router için “shell görünmüyor” durumu tek başına hata değildir.</text:p>
      <text:p text:style-name="Standard"/>
      <text:p text:style-name="Standard">4. Yapılan İşlemler</text:p>
      <text:p text:style-name="Standard">4.1 RIOT deposu ve derleme</text:p>
      <text:p text:style-name="Standard"/>
      <text:p text:style-name="Standard">Deney sırasında RIOT deposu klonlanmış, gerekli örnekler derlenmiş ve ilgili node’lara flashlanmıştır.</text:p>
      <text:p text:style-name="Standard"/>
      <text:p text:style-name="Standard">Client için emcute_mqttsn, border router için gnrc_border_router kullanılmıştır.</text:p>
      <text:p text:style-name="Standard"/>
      <text:p text:style-name="Standard">İlk aşamada git clone sırasında already exists hatası alınmıştır. Bunun nedeni yeni deney değil, frontend üzerindeki eski RIOT klasörünün zaten var olmasıdır. Bu nedenle temiz bir klasörle yeniden klonlama gerekliliği ortaya çıkmıştır.</text:p>
      <text:p text:style-name="Standard"/>
      <text:p text:style-name="Standard">4.2 Broker’ın başlatılması</text:p>
      <text:p text:style-name="Standard"/>
      <text:p text:style-name="Standard">Broker, a8-101 üzerinde broker_mqtts config.conf komutu ile başlatılmıştır.</text:p>
      <text:p text:style-name="Standard"/>
      <text:p text:style-name="Standard">İlk denemelerde port çakışması yaşanmıştır. Özellikle 1886 portunda şu hata alınmıştır:</text:p>
      <text:p text:style-name="Standard"/>
      <text:p text:style-name="Standard">Address already in use</text:p>
      <text:p text:style-name="Standard">Cannot bind port 1886</text:p>
      <text:p text:style-name="Standard"/>
      <text:p text:style-name="Standard">Bu durumda broker kapanmıştır.</text:p>
      <text:p text:style-name="Standard"><text:soft-page-break/></text:p>
      <text:p text:style-name="Standard">Daha sonraki denemelerde broker şu loglarla başarıyla başlatılmıştır:</text:p>
      <text:p text:style-name="Standard"/>
      <text:p text:style-name="Standard">MQTT-SN protocol starting, listening on port 1885</text:p>
      <text:p text:style-name="Standard">MQTT protocol starting, listening on port 1886</text:p>
      <text:p text:style-name="Standard"/>
      <text:p text:style-name="Standard">Bu da broker’ın hem MQTT-SN hem normal MQTT için dinlemeye geçtiğini göstermiştir.</text:p>
      <text:p text:style-name="Standard"/>
      <text:p text:style-name="Standard">4.3 Client shell erişimi</text:p>
      <text:p text:style-name="Standard"/>
      <text:p text:style-name="Standard">Client node olarak belirlenen a8-102 üzerinde miniterm.py /dev/ttyA8_M3 500000 -e komutu çalıştırılmıştır ve &gt; prompt’u alınmıştır.</text:p>
      <text:p text:style-name="Standard"/>
      <text:p text:style-name="Standard">Bu aşamada RIOT shell’in aktif olduğu doğrulanmıştır. Böylece client uygulamasının en azından seri erişim tarafında çalıştığı görülmüştür.</text:p>
      <text:p text:style-name="Standard"/>
      <text:p text:style-name="Standard">5. Karşılaşılan Sorunlar</text:p>
      <text:p text:style-name="Standard">5.1 Node rol karışıklığı</text:p>
      <text:p text:style-name="Standard"/>
      <text:p text:style-name="Standard">Deney sürecinde en büyük sorunlardan biri node rollerinin zaman zaman karışması olmuştur. Başlangıçta broker, client ve border router rollerinin yer değiştirmesi; bazı komutların yanlış node üzerinde denenmesine yol açmıştır.</text:p>
      <text:p text:style-name="Standard"/>
      <text:p text:style-name="Standard">Bu durum özellikle:</text:p>
      <text:p text:style-name="Standard"/>
      <text:p text:style-name="Standard">seri porttan shell beklenen node</text:p>
      <text:p text:style-name="Standard">broker’ın çalıştırıldığı node</text:p>
      <text:p text:style-name="Standard">border router’ın bulunduğu node</text:p>
      <text:p text:style-name="Standard"/>
      <text:p text:style-name="Standard">arasındaki ayrımın netleşmesini geciktirmiştir.</text:p>
      <text:p text:style-name="Standard"/>
      <text:p text:style-name="Standard">Son durumda yapı şu şekilde netleşmiştir:</text:p>
      <text:p text:style-name="Standard"/>
      <text:p text:style-name="Standard">a8-100 → border router</text:p>
      <text:p text:style-name="Standard">a8-101 → broker</text:p>
      <text:p text:style-name="Standard">a8-102 → client</text:p>
      <text:p text:style-name="Standard">5.2 Yanlış yerde seri terminal açma</text:p>
      <text:p text:style-name="Standard"/>
      <text:p text:style-name="Standard">Başlangıçta miniterm.py komutu frontend üzerinde denenmiş ve command not found benzeri durumlar yaşanmıştır. Daha sonra bunun yalnızca ilgili A8 node içine girildikten sonra çalıştırılması gerektiği anlaşılmıştır.</text:p>
      <text:p text:style-name="Standard"/>
      <text:p text:style-name="Standard">Doğru kullanım:</text:p>
      <text:p text:style-name="Standard"/>
      <text:p text:style-name="Standard">önce ilgili node’a SSH ile bağlanmak</text:p>
      <text:p text:style-name="Standard">sonra /dev/ttyA8_M3 üzerinden seri terminal açmak</text:p>
      <text:p text:style-name="Standard">5.3 Broker loglarını komut gibi çalıştırma</text:p>
      <text:p text:style-name="Standard"/>
      <text:p text:style-name="Standard">Bir aşamada broker çıktısındaki log satırları tekrar shell’e yapıştırılmış, bunun sonucunda command not found ve sözdizimi hataları alınmıştır.</text:p>
      <text:p text:style-name="Standard"/>
      <text:p text:style-name="Standard"><text:soft-page-break/>Burada sorun broker değil, logların komut zannedilmesidir. Doğru kullanımda yalnızca broker_mqtts config.conf komutu çalıştırılır; altta görünen satırlar sadece çıktıdır.</text:p>
      <text:p text:style-name="Standard"/>
      <text:p text:style-name="Standard">5.4 Client’ın broker’a bağlanamaması</text:p>
      <text:p text:style-name="Standard"/>
      <text:p text:style-name="Standard">Client shell’de broker’a şu komutla bağlanılmaya çalışılmıştır:</text:p>
      <text:p text:style-name="Standard"/>
      <text:p text:style-name="Standard">con 2001:660:3207:400::65 1885</text:p>
      <text:p text:style-name="Standard"/>
      <text:p text:style-name="Standard">Ancak şu hata alınmıştır:</text:p>
      <text:p text:style-name="Standard"/>
      <text:p text:style-name="Standard">error: unable to connect to [2001:660:3207:400::65]:1885</text:p>
      <text:p text:style-name="Standard"/>
      <text:p text:style-name="Standard">Bu hata, ilk başta MQTT-SN komut hatası gibi görünse de daha sonra asıl problemin ağ erişimi olduğu anlaşılmıştır.</text:p>
      <text:p text:style-name="Standard"/>
      <text:p text:style-name="Standard">6. Ağ İncelemesi</text:p>
      <text:p text:style-name="Standard">6.1 Client tarafı</text:p>
      <text:p text:style-name="Standard"/>
      <text:p text:style-name="Standard">Client shell’de ifconfig komutu çalıştırılmış ve client’ın global IPv6 adresi aldığı görülmüştür. Bu, client node’un ağa katıldığını göstermektedir.</text:p>
      <text:p text:style-name="Standard"/>
      <text:p text:style-name="Standard">Örnek olarak client tarafında global bir IPv6 adresinin oluştuğu gözlemlenmiştir.</text:p>
      <text:p text:style-name="Standard"/>
      <text:p text:style-name="Standard">Bu önemli bir bulgudur çünkü client’ın tamamen izole olmadığını, en azından border router’dan prefix alabildiğini göstermektedir.</text:p>
      <text:p text:style-name="Standard"/>
      <text:p text:style-name="Standard">6.2 Border router tarafı</text:p>
      <text:p text:style-name="Standard"/>
      <text:p text:style-name="Standard">Border router tarafına ait loglarda uhcp üzerinden prefix dağıtıldığı görülmüştür. Ayrıca border router’ın wireless/global adresine client tarafından ping atılmış ve başarılı sonuç alınmıştır.</text:p>
      <text:p text:style-name="Standard"/>
      <text:p text:style-name="Standard">Örnek sonuç:</text:p>
      <text:p text:style-name="Standard"/>
      <text:p text:style-name="Standard">3 paket gönderildi</text:p>
      <text:p text:style-name="Standard">3 paket alındı</text:p>
      <text:p text:style-name="Standard">%0 packet loss</text:p>
      <text:p text:style-name="Standard"/>
      <text:p text:style-name="Standard">Bu, şu sonucu açık biçimde göstermektedir:</text:p>
      <text:p text:style-name="Standard"/>
      <text:p text:style-name="Standard">client ile border router arasında bağlantı vardır.</text:p>
      <text:p text:style-name="Standard"/>
      <text:p text:style-name="Standard">Yani 802.15.4 / 6LoWPAN tarafı tamamen kopuk değildir.</text:p>
      <text:p text:style-name="Standard"/>
      <text:p text:style-name="Standard">6.3 Broker tarafı</text:p>
      <text:p text:style-name="Standard"/>
      <text:p text:style-name="Standard">Broker node olan a8-101 üzerinde ip a çıktısında şu durum görülmüştür:</text:p>
      <text:p text:style-name="Standard"/>
      <text:p text:style-name="Standard">eth0 arayüzü aktif</text:p>
      <text:p text:style-name="Standard">node’un global IPv6 adresi mevcuttur</text:p>
      <text:p text:style-name="Standard">IPv6 route bilgileri de tanımlıdır</text:p>
      <text:p text:style-name="Standard"/>
      <text:p text:style-name="Standard"><text:soft-page-break/>Örneğin broker node’un A8 tarafında şu yapı görülmüştür:</text:p>
      <text:p text:style-name="Standard"/>
      <text:p text:style-name="Standard">2001:660:3207:400::65/64 global IPv6 adresi</text:p>
      <text:p text:style-name="Standard">varsayılan IPv6 gateway tanımlı</text:p>
      <text:p text:style-name="Standard"/>
      <text:p text:style-name="Standard">Bu, broker node’un Ethernet tarafında IPv6 erişimi olduğunu göstermektedir.</text:p>
      <text:p text:style-name="Standard"/>
      <text:p text:style-name="Standard">6.4 En kritik test: ping</text:p>
      <text:p text:style-name="Standard"/>
      <text:p text:style-name="Standard">Client tarafından border router’a ping atıldığında cevap alınmıştır. Ancak broker node’un A8 IPv6 adresine ping atıldığında sonuç başarısız olmuştur:</text:p>
      <text:p text:style-name="Standard"/>
      <text:p text:style-name="Standard">3 paket gönderildi</text:p>
      <text:p text:style-name="Standard">0 paket alındı</text:p>
      <text:p text:style-name="Standard">%100 packet loss</text:p>
      <text:p text:style-name="Standard"/>
      <text:p text:style-name="Standard">Bu bulgu çok kritiktir. Çünkü bu durumda sorun artık yalnızca MQTT-SN seviyesinde değil, IP seviyesinde erişim problemidir.</text:p>
      <text:p text:style-name="Standard"/>
      <text:p text:style-name="Standard">Yani client, broker’a daha MQTT-SN bağlantısı kurmadan önce bile ağ seviyesinde ulaşamamaktadır.</text:p>
      <text:p text:style-name="Standard"/>
      <text:p text:style-name="Standard">7. Ana Teknik Teşhis</text:p>
      <text:p text:style-name="Standard"/>
      <text:p text:style-name="Standard">Deneyin en önemli teknik sonucu şudur:</text:p>
      <text:p text:style-name="Standard"/>
      <text:p text:style-name="Standard">Border router ile broker arasında uçtan uca yönlendirme tamamlanmamıştır.</text:p>
      <text:p text:style-name="Standard"/>
      <text:p text:style-name="Standard">Bunu gösteren en önemli belirti, border router tarafında kontrol edilen süreçler arasında start_network.sh çalışmasının görünmemesidir.</text:p>
      <text:p text:style-name="Standard"/>
      <text:p text:style-name="Standard">ps aux | grep start_network çıktısında yalnızca grep komutu görülmüştür; aktif bir start_network.sh süreci görünmemiştir.</text:p>
      <text:p text:style-name="Standard"/>
      <text:p text:style-name="Standard">Bu şu anlama gelir:</text:p>
      <text:p text:style-name="Standard"/>
      <text:p text:style-name="Standard">Border router’ın A8 tarafında gerekli ağ başlatma süreci aktif değildir</text:p>
      <text:p text:style-name="Standard">Prefix dağıtımı olmuş olsa bile tam yönlendirme tamamlanmamıştır</text:p>
      <text:p text:style-name="Standard">Client, border router’a kadar erişebilmekte; fakat broker’ın A8 IPv6 adresine geçememektedir</text:p>
      <text:p text:style-name="Standard"/>
      <text:p text:style-name="Standard">Dolayısıyla deneyde en büyük eksiklik, border router’ın seri/ağ köprüleme tarafının tam ve sürekli çalışır hâle getirilememesidir.</text:p>
      <text:p text:style-name="Standard"/>
      <text:p text:style-name="Standard">8. Deneyin Başarılan Kısımları</text:p>
      <text:p text:style-name="Standard"/>
      <text:p text:style-name="Standard">Deney tamamen başarısız değildir. Aksine birçok önemli bileşen doğrulanmıştır.</text:p>
      <text:p text:style-name="Standard"/>
      <text:p text:style-name="Standard">Başarıyla gözlenen noktalar:</text:p>
      <text:p text:style-name="Standard"/>
      <text:p text:style-name="Standard">RIOT örnekleri derlenebilmiştir</text:p>
      <text:p text:style-name="Standard">Firmware M3 üzerine flashlanabilmiştir</text:p>
      <text:p text:style-name="Standard">Client shell açılabilmiştir</text:p>
      <text:p text:style-name="Standard"><text:soft-page-break/>Broker başarıyla başlatılabilmiştir</text:p>
      <text:p text:style-name="Standard">Broker, 1885 ve 1886 portlarında dinlemeye geçebilmiştir</text:p>
      <text:p text:style-name="Standard">Client global IPv6 adresi alabilmiştir</text:p>
      <text:p text:style-name="Standard">Client ile border router arasında ping başarısı sağlanmıştır</text:p>
      <text:p text:style-name="Standard"/>
      <text:p text:style-name="Standard">Bunlar, deneyin önemli bir kısmının çalıştığını göstermektedir.</text:p>
      <text:p text:style-name="Standard"/>
      <text:p text:style-name="Standard">9. Eksik Kalan / Başarısız Olan Kısım</text:p>
      <text:p text:style-name="Standard"/>
      <text:p text:style-name="Standard">Başarısız kalan ana bölüm şudur:</text:p>
      <text:p text:style-name="Standard"/>
      <text:p text:style-name="Standard">Client’tan broker’a uçtan uca MQTT-SN bağlantısı kurulamamıştır</text:p>
      <text:p text:style-name="Standard"/>
      <text:p text:style-name="Standard">Bunun temel nedeni:</text:p>
      <text:p text:style-name="Standard"/>
      <text:p text:style-name="Standard">broker’ın kapalı olması değil</text:p>
      <text:p text:style-name="Standard">client shell’in çalışmaması değil</text:p>
      <text:p text:style-name="Standard">IPv6 yazım hatası değil</text:p>
      <text:p text:style-name="Standard"/>
      <text:p text:style-name="Standard">Asıl neden:</text:p>
      <text:p text:style-name="Standard"/>
      <text:p text:style-name="Standard">client ile broker arasında IP seviyesinde erişimin sağlanamaması</text:p>
      <text:p text:style-name="Standard">ve bunun arkasındaki ana teknik sebep de border router tarafındaki ağ başlatma/yönlendirme sürecinin eksik ya da aktif olmamasıdır.</text:p>
      <text:p text:style-name="Standard"/>
      <text:p text:style-name="Standard">10. Sonuç</text:p>
      <text:p text:style-name="Standard"/>
      <text:p text:style-name="Standard">Bu deneyde MQTT-SN mimarisinin temel bileşenleri büyük ölçüde kurulmuş ve test edilmiştir. Broker tarafı çalıştırılmış, client shell açılmış ve border router ile client arasında bağlantı doğrulanmıştır. Ancak broker’ın IPv6 adresine erişim sağlanamadığı için istemci-broker MQTT-SN bağlantısı tamamlanamamıştır.</text:p>
      <text:p text:style-name="Standard"/>
      <text:p text:style-name="Standard">Bu nedenle deneyin sonucu şöyle özetlenebilir:</text:p>
      <text:p text:style-name="Standard"/>
      <text:p text:style-name="Standard">Altyapı kısmen başarılı şekilde kurulmuştur</text:p>
      <text:p text:style-name="Standard">Client ve broker ayrı ayrı çalıştırılabilmiştir</text:p>
      <text:p text:style-name="Standard">Border router ile client iletişimi doğrulanmıştır</text:p>
      <text:p text:style-name="Standard">Ancak uçtan uca MQTT-SN haberleşmesi tamamlanamamış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1T22:23:52.808025908</meta:creation-date>
    <dc:date>2026-03-21T22:24:23.095112734</dc:date>
    <meta:editing-duration>PT30S</meta:editing-duration>
    <meta:editing-cycles>1</meta:editing-cycles>
    <meta:document-statistic meta:table-count="0" meta:image-count="0" meta:object-count="0" meta:page-count="6" meta:paragraph-count="155" meta:word-count="1173" meta:character-count="8983" meta:non-whitespace-character-count="7961"/>
    <meta:generator>LibreOffice/24.2.7.2$Linux_X86_64 LibreOffice_project/420$Build-2</meta:generator>
  </office:meta>
</office:document-meta>
</file>